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/text:p>
      <text:p text:style-name="P1"><text:tab/>CP2102_bootloader</text:p>
      <text:p text:style-name="P1"><text:tab/>CP2102_miniOS</text:p>
      <text:p text:style-name="P1"><text:tab/>CP2102_UPDI_Programmer</text:p>
      <text:p text:style-name="P1"><text:tab/>FP_arithmetic</text:p>
      <text:p text:style-name="P1"><text:tab/>Recal_328_using_crystal</text:p>
      <text:p text:style-name="P1"><text:tab/>UNO_Calibrates_328</text:p>
      <text:p text:style-name="P1"><text:tab/>UNO_programs_328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6:55:57.082000000</dc:date>
    <meta:editing-duration>PT6M2S</meta:editing-duration>
    <meta:editing-cycles>1</meta:editing-cycles>
    <meta:document-statistic meta:table-count="0" meta:image-count="0" meta:object-count="0" meta:page-count="1" meta:paragraph-count="14" meta:word-count="29" meta:character-count="276" meta:non-whitespace-character-count="247"/>
  </office:meta>
</office:document-meta>
</file>